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5" style:family="table-cell" style:parent-style-name="Default" style:data-style-name="N10000">
      <style:table-cell-properties fo:background-color="transparent" fo:border="none"/>
    </style:style>
    <style:style style:name="ce16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fo:background-color="transparent"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-a" table:style-name="ta1">
        <table:shapes>
          <draw:frame draw:z-index="0" draw:style-name="gr1" draw:text-style-name="P1" svg:width="16.007cm" svg:height="9.004cm" svg:x="2.281cm" svg:y="8.581cm">
            <draw:object draw:notify-on-update-of-ranges="'PingPong-a'.B14:'PingPong-a'.D14 'PingPong-a'.A15:'PingPong-a'.A15 'PingPong-a'.B15:'PingPong-a'.D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1proc-local</text:p>
          </table:table-cell>
          <table:table-cell table:style-name="ce7" office:value-type="string" calcext:value-type="string">
            <text:p>4proc-local</text:p>
          </table:table-cell>
          <table:table-cell table:style-name="ce7" office:value-type="string" calcext:value-type="string">
            <text:p>4proc-remoto</text:p>
          </table:table-cell>
          <table:table-cell/>
          <table:table-cell table:style-name="ce25"/>
          <table:table-cell table:style-name="ce26" office:value-type="string" calcext:value-type="string">
            <text:p>Valores dos Experimentos</text:p>
          </table:table-cell>
          <table:table-cell/>
        </table:table-row>
        <table:table-row table:style-name="ro1">
          <table:table-cell/>
          <table:table-cell office:value-type="float" office:value="29.145008" calcext:value-type="float">
            <text:p>29.145008</text:p>
          </table:table-cell>
          <table:table-cell office:value-type="float" office:value="7.767644" calcext:value-type="float">
            <text:p>7.767644</text:p>
          </table:table-cell>
          <table:table-cell office:value-type="float" office:value="7.94754" calcext:value-type="float">
            <text:p>7.94754</text:p>
          </table:table-cell>
          <table:table-cell/>
          <table:table-cell table:style-name="ce1" office:value-type="string" calcext:value-type="string">
            <text:p>nQ</text:p>
          </table:table-cell>
          <table:table-cell table:style-name="ce27" office:value-type="float" office:value="128" calcext:value-type="float">
            <text:p>128</text:p>
          </table:table-cell>
          <table:table-cell table:style-name="ce16"/>
        </table:table-row>
        <table:table-row table:style-name="ro1">
          <table:table-cell/>
          <table:table-cell office:value-type="float" office:value="29.098965" calcext:value-type="float">
            <text:p>29.098965</text:p>
          </table:table-cell>
          <table:table-cell office:value-type="float" office:value="7.754403" calcext:value-type="float">
            <text:p>7.754403</text:p>
          </table:table-cell>
          <table:table-cell office:value-type="float" office:value="7.928747" calcext:value-type="float">
            <text:p>7.928747</text:p>
          </table:table-cell>
          <table:table-cell/>
          <table:table-cell table:style-name="ce1" office:value-type="string" calcext:value-type="string">
            <text:p>nP</text:p>
          </table:table-cell>
          <table:table-cell table:style-name="ce27" office:value-type="float" office:value="75000" calcext:value-type="float">
            <text:p>75000</text:p>
          </table:table-cell>
          <table:table-cell table:style-name="ce16"/>
        </table:table-row>
        <table:table-row table:style-name="ro1">
          <table:table-cell/>
          <table:table-cell office:value-type="float" office:value="29.649342" calcext:value-type="float">
            <text:p>29.649342</text:p>
          </table:table-cell>
          <table:table-cell office:value-type="float" office:value="8.276805" calcext:value-type="float">
            <text:p>8.276805</text:p>
          </table:table-cell>
          <table:table-cell office:value-type="float" office:value="7.887297" calcext:value-type="float">
            <text:p>7.887297</text:p>
          </table:table-cell>
          <table:table-cell/>
          <table:table-cell table:style-name="ce1" office:value-type="string" calcext:value-type="string">
            <text:p>nD</text:p>
          </table:table-cell>
          <table:table-cell table:style-name="ce27" office:value-type="float" office:value="300" calcext:value-type="float">
            <text:p>300</text:p>
          </table:table-cell>
          <table:table-cell table:style-name="ce16"/>
        </table:table-row>
        <table:table-row table:style-name="ro1">
          <table:table-cell/>
          <table:table-cell office:value-type="float" office:value="31.424291" calcext:value-type="float">
            <text:p>31.424291</text:p>
          </table:table-cell>
          <table:table-cell office:value-type="float" office:value="8.530969" calcext:value-type="float">
            <text:p>8.530969</text:p>
          </table:table-cell>
          <table:table-cell office:value-type="float" office:value="8.168138" calcext:value-type="float">
            <text:p>8.168138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27" office:value-type="float" office:value="128" calcext:value-type="float">
            <text:p>128</text:p>
          </table:table-cell>
          <table:table-cell table:style-name="ce16"/>
        </table:table-row>
        <table:table-row table:style-name="ro1">
          <table:table-cell/>
          <table:table-cell office:value-type="float" office:value="28.853245" calcext:value-type="float">
            <text:p>28.853245</text:p>
          </table:table-cell>
          <table:table-cell office:value-type="float" office:value="7.725843" calcext:value-type="float">
            <text:p>7.725843</text:p>
          </table:table-cell>
          <table:table-cell office:value-type="float" office:value="7.890806" calcext:value-type="float">
            <text:p>7.890806</text:p>
          </table:table-cell>
          <table:table-cell table:number-columns-repeated="2"/>
          <table:table-cell table:style-name="ce16" table:number-columns-repeated="2"/>
        </table:table-row>
        <table:table-row table:style-name="ro1">
          <table:table-cell/>
          <table:table-cell office:value-type="float" office:value="29.010874" calcext:value-type="float">
            <text:p>29.010874</text:p>
          </table:table-cell>
          <table:table-cell office:value-type="float" office:value="7.717462" calcext:value-type="float">
            <text:p>7.717462</text:p>
          </table:table-cell>
          <table:table-cell office:value-type="float" office:value="7.881976" calcext:value-type="float">
            <text:p>7.88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37068" calcext:value-type="float">
            <text:p>28.837068</text:p>
          </table:table-cell>
          <table:table-cell office:value-type="float" office:value="7.713611" calcext:value-type="float">
            <text:p>7.713611</text:p>
          </table:table-cell>
          <table:table-cell office:value-type="float" office:value="7.912692" calcext:value-type="float">
            <text:p>7.912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.192217" calcext:value-type="float">
            <text:p>29.192217</text:p>
          </table:table-cell>
          <table:table-cell office:value-type="float" office:value="8.022279" calcext:value-type="float">
            <text:p>8.022279</text:p>
          </table:table-cell>
          <table:table-cell office:value-type="float" office:value="7.922214" calcext:value-type="float">
            <text:p>7.922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32031" calcext:value-type="float">
            <text:p>28.832031</text:p>
          </table:table-cell>
          <table:table-cell office:value-type="float" office:value="7.708064" calcext:value-type="float">
            <text:p>7.708064</text:p>
          </table:table-cell>
          <table:table-cell office:value-type="float" office:value="7.88614" calcext:value-type="float">
            <text:p>7.88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822856" calcext:value-type="float">
            <text:p>28.822856</text:p>
          </table:table-cell>
          <table:table-cell office:value-type="float" office:value="7.695754" calcext:value-type="float">
            <text:p>7.695754</text:p>
          </table:table-cell>
          <table:table-cell office:value-type="float" office:value="7.877459" calcext:value-type="float">
            <text:p>7.87745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7" office:value-type="string" calcext:value-type="string">
            <text:p>1proc-local</text:p>
          </table:table-cell>
          <table:table-cell table:style-name="ce7" office:value-type="string" calcext:value-type="string">
            <text:p>4proc-local</text:p>
          </table:table-cell>
          <table:table-cell table:style-name="ce7" office:value-type="string" calcext:value-type="string">
            <text:p>4proc-remoto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29.2865897" calcext:value-type="float">
            <text:p>29.2865897</text:p>
          </table:table-cell>
          <table:table-cell table:style-name="ce4" table:formula="of:=SUM([.C3:.C12])/10" office:value-type="float" office:value="7.8912834" calcext:value-type="float">
            <text:p>7.8912834</text:p>
          </table:table-cell>
          <table:table-cell table:style-name="ce4" table:formula="of:=SUM([.D3:.D12])/10" office:value-type="float" office:value="7.9303009" calcext:value-type="float">
            <text:p>7.9303009</text:p>
          </table:table-cell>
          <table:table-cell table:style-name="ce24"/>
          <table:table-cell table:number-columns-repeated="3"/>
        </table:table-row>
        <table:table-row table:style-name="ro1">
          <table:table-cell table:style-name="ce1" office:value-type="string" calcext:value-type="string">
            <text:p>Aceleração 2</text:p>
          </table:table-cell>
          <table:table-cell table:style-name="ce4" table:formula="of:=([.B15]/[.C15])*100" office:value-type="float" office:value="371.125813324611" calcext:value-type="float">
            <text:p>371.125813324611</text:p>
          </table:table-cell>
          <table:table-cell table:style-name="ce15" table:number-columns-repeated="2"/>
          <table:table-cell table:style-name="ce24"/>
          <table:table-cell table:number-columns-repeated="3"/>
        </table:table-row>
        <table:table-row table:style-name="ro1">
          <table:table-cell table:style-name="ce8" office:value-type="string" calcext:value-type="string">
            <text:p>Aceleração 3</text:p>
          </table:table-cell>
          <table:table-cell table:style-name="ce12" table:formula="of:=([.B15]/[.D15])*100" office:value-type="float" office:value="369.299854687733" calcext:value-type="float">
            <text:p>369,299854687733</text:p>
          </table:table-cell>
          <table:table-cell table:style-name="ce16" table:number-columns-repeated="2"/>
          <table:table-cell table:style-name="ce2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>
            <draw:frame draw:z-index="1" draw:style-name="gr1" draw:text-style-name="P1" svg:width="16.007cm" svg:height="9.004cm" svg:x="0.082cm" svg:y="-0.001cm">
              <draw:object draw:notify-on-update-of-ranges="'PingPong-a'.C14:'PingPong-a'.D14 'PingPong-a'.A1:'PingPong-a'.A1 'PingPong-a'.B16:'PingPong-a'.B1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2-24T21:30:53.317000000</dc:date>
    <meta:editing-duration>PT2H30M4S</meta:editing-duration>
    <meta:editing-cycles>12</meta:editing-cycles>
    <meta:generator>LibreOffice/7.4.3.2$Windows_X86_64 LibreOffice_project/1048a8393ae2eeec98dff31b5c133c5f1d08b890</meta:generator>
    <meta:document-statistic meta:table-count="1" meta:cell-count="54" meta:object-count="2"/>
  </office:meta>
</office:document-meta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50" chart:maximum="3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3.054cm" svg:y="0cm" chart:style-name="ch2">
          <text:p>Aceleração dos Experimentos 2 e 3 em Relação ao 1</text:p>
        </chart:title>
        <chart:subtitle svg:x="6.785cm" svg:y="1.036cm" chart:style-name="ch3">
          <text:p>MPI Ping-Pong</text:p>
        </chart:subtitle>
        <chart:legend chart:legend-position="end" svg:x="9.999cm" svg:y="1.342cm" style:legend-expansion="custom" svg:width="3.224cm" svg:height="0.598cm" style:legend-expansion-aspect-ratio="5.39130434782609" chart:style-name="ch4"/>
        <chart:plot-area chart:style-name="ch5" table:cell-range-address="'PingPong-a'.C14:'PingPong-a'.D14 'PingPong-a'.A1:'PingPong-a'.A1 'PingPong-a'.B16:'PingPong-a'.B17" chart:data-source-has-labels="both" svg:x="0.943cm" svg:y="0.659cm" svg:width="12.64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6.296cm" svg:y="8.445cm" chart:style-name="ch7">
              <text:p>Experimento</text:p>
            </chart:title>
            <chart:categories table:cell-range-address="'PingPong-a'.C14:'PingPong-a'.D14"/>
          </chart:axis>
          <chart:axis chart:dimension="y" chart:name="primary-y" chart:style-name="ch8">
            <chart:title svg:x="0.063cm" svg:y="6.574cm" chart:style-name="ch9">
              <text:p>Porcentagem da Aceleração</text:p>
            </chart:title>
            <chart:grid chart:style-name="ch10" chart:class="major"/>
          </chart:axis>
          <chart:series chart:style-name="ch11" chart:values-cell-range-address="'PingPong-a'.B16:'PingPong-a'.B17" chart:label-cell-address="'PingPong-a'.A1:'PingPong-a'.A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ingPong-a'.A1:'PingPong-a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édias</text:p>
                <text:list>
                  <text:list-item>
                    <text:p/>
                  </text:list-item>
                  <text:list-item>
                    <text:p>Médias</text:p>
                  </text:list-item>
                </text:list>
                <draw:g>
                  <svg:desc>'PingPong-a'.C14:'PingPong-a'.D14</svg:desc>
                </draw:g>
              </table:table-cell>
              <table:table-cell office:value-type="float" office:value="371.125813324611">
                <text:p>371.125813324611</text:p>
                <draw:g>
                  <svg:desc>'PingPong-a'.B16:'PingPong-a'.B17</svg:desc>
                </draw:g>
              </table:table-cell>
            </table:table-row>
            <table:table-row>
              <table:table-cell office:value-type="string"/>
              <table:table-cell office:value-type="float" office:value="369.299854687733">
                <text:p>369.2998546877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6.095cm" svg:y="0.091cm" chart:style-name="ch2">
          <text:p>Tempo Médio em Cada Experimento</text:p>
        </chart:title>
        <chart:subtitle svg:x="6.785cm" svg:y="1.036cm" chart:style-name="ch3">
          <text:p>MPI Ping-Pong</text:p>
        </chart:subtitle>
        <chart:legend chart:legend-position="end" svg:x="7.833cm" svg:y="1.898cm" style:legend-expansion="custom" svg:width="3.224cm" svg:height="0.598cm" style:legend-expansion-aspect-ratio="5.39130434782609" chart:style-name="ch4"/>
        <chart:plot-area chart:style-name="ch5" table:cell-range-address="'PingPong-a'.A14:'PingPong-a'.D15" chart:data-source-has-labels="both" svg:x="1.129cm" svg:y="0.659cm" svg:width="12.4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6.389cm" svg:y="8.445cm" chart:style-name="ch7">
              <text:p>Experimento</text:p>
            </chart:title>
            <chart:categories table:cell-range-address="'PingPong-a'.B14:'PingPong-a'.D14"/>
          </chart:axis>
          <chart:axis chart:dimension="y" chart:name="primary-y" chart:style-name="ch8">
            <chart:title svg:x="0.249cm" svg:y="5.886cm" chart:style-name="ch9">
              <text:p>Tempo (segundos)</text:p>
            </chart:title>
            <chart:grid chart:style-name="ch10" chart:class="major"/>
          </chart:axis>
          <chart:series chart:style-name="ch11" chart:values-cell-range-address="'PingPong-a'.B15:'PingPong-a'.D15" chart:label-cell-address="'PingPong-a'.A15:'PingPong-a'.A1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isecpmsg</text:p>
                <draw:g>
                  <svg:desc>'PingPong-a'.B14:'PingPong-a'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édias</text:p>
                <draw:g>
                  <svg:desc>'PingPong-a'.A15:'PingPong-a'.A15</svg:desc>
                </draw:g>
              </table:table-cell>
              <table:table-cell office:value-type="float" office:value="29.2865897">
                <text:p>29.2865897</text:p>
                <draw:g>
                  <svg:desc>'PingPong-a'.B15:'PingPong-a'.D15</svg:desc>
                </draw:g>
              </table:table-cell>
              <table:table-cell office:value-type="float" office:value="7.8912834">
                <text:p>7.8912834</text:p>
              </table:table-cell>
              <table:table-cell office:value-type="float" office:value="7.9303009">
                <text:p>7.93030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